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3">
      <style:paragraph-properties fo:margin-top="0in" fo:margin-bottom="0in"/>
    </style:style>
    <style:style style:name="P41" style:family="paragraph" style:parent-style-name="Text_20_body" style:list-style-name="L4">
    </style:style>
    <style:style style:name="P42" style:family="paragraph" style:parent-style-name="Text_20_body" style:list-style-name="L5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while-loop"/>while Loop<text:bookmark-end text:name="while-loop"/></text:h>
      <text:p text:style-name="First_20_paragraph">This lab serves multiple goals:</text:p>
      <text:list text:style-name="L1">
        <text:list-item>
          <text:p text:style-name="P1">To reinforce your understanding of the syntax of <text:span text:style-name="Source_Text">while</text:span> loops,</text:p>
        </text:list-item>
        <text:list-item>
          <text:p text:style-name="P1">To stress the importance of conditions (e.g., the difference between <text:span text:style-name="Source_Text">&lt;</text:span> and <text:span text:style-name="Source_Text">&lt;=</text:span>),</text:p>
        </text:list-item>
        <text:list-item>
          <text:p text:style-name="P1">To study loops whose counter starts at values different from <text:span text:style-name="Source_Text">0</text:span>,</text:p>
        </text:list-item>
        <text:list-item>
          <text:p text:style-name="P1">To exhibit that loop counters can be incremented or decremented by any value (not just one),</text:p>
        </text:list-item>
        <text:list-item>
          <text:p text:style-name="P1">To detect and debug infinite loops,</text:p>
        </text:list-item>
        <text:list-item>
          <text:p text:style-name="P1">To design simple algorithms requiring loops, and</text:p>
        </text:list-item>
        <text:list-item>
          <text:p text:style-name="P1">(Optional) To have loops controlled by sentinel values.</text:p>
        </text:list-item>
      </text:list>
      <text:h text:style-name="Heading_20_2" text:outline-level="2"><text:bookmark-start text:name="practicing-while-loops-warm-up"/>Practicing while Loops – Warm-Up<text:bookmark-end text:name="practicing-while-loops-warm-up"/></text:h>
      <text:p text:style-name="First_20_paragraph">Create a new project, and replace the content of the <text:span text:style-name="Source_Text">Main</text:span> method with the following code:</text:p>
      <text:p text:style-name="P2">int i = 0;</text:p>
      <text:p text:style-name="P3">while(i &lt; 100)</text:p>
      <text:p text:style-name="P4">{</text:p>
      <text:p text:style-name="P5"><text:s text:c="4"/>Console.WriteLine(i);</text:p>
      <text:p text:style-name="P6"><text:s text:c="4"/>i++;</text:p>
      <text:p text:style-name="P7">}</text:p>
      <text:list text:style-name="L2">
        <text:list-item>
          <text:p text:style-name="P8">Execute the code. You should see the numbers 0 to 99 in the console.</text:p>
        </text:list-item>
        <text:list-item>
          <text:p text:style-name="P8">Replace <text:span text:style-name="Source_Text">&lt;</text:span> with <text:span text:style-name="Source_Text">&lt;=</text:span>, and note that it prints the numbers from 0 to 100, even even though you did not change the numbers.</text:p>
        </text:list-item>
        <text:list-item>
          <text:p text:style-name="P8">Replace <text:span text:style-name="Source_Text">0</text:span> with <text:span text:style-name="Source_Text">100</text:span> and <text:span text:style-name="Source_Text">100</text:span> with <text:span text:style-name="Source_Text">300</text:span>, and note that it prints the numbers from 100 to 300. Observe that the counter can start from and terminate with any number you wish.</text:p>
        </text:list-item>
        <text:list-item>
          <text:p text:style-name="P8">Modify the code such that it prints all integers between 0 and 100 that are divisible by 3. The solution is given below, but please attempt to do it independently before reading it.</text:p>
        </text:list-item>
      </text:list>
      <text:p text:style-name="First_20_paragraph">Solution</text:p>
      <text:p text:style-name="Text_20_body">To implement the above problem, you may use the following:</text:p>
      <text:p text:style-name="P9">int i = 0;</text:p>
      <text:p text:style-name="P10">while(i &lt; 100)</text:p>
      <text:p text:style-name="P11">{</text:p>
      <text:p text:style-name="P12"><text:s text:c="4"/>if(i % 3 == 0)</text:p>
      <text:p text:style-name="P13"><text:s text:c="8"/>Console.WriteLine(i);</text:p>
      <text:p text:style-name="P14"><text:s text:c="4"/>i++;</text:p>
      <text:p text:style-name="P15">}</text:p>
      <text:p text:style-name="First_20_paragraph">or</text:p>
      <text:p text:style-name="P16">int i = 0;</text:p>
      <text:p text:style-name="P17">while(i &lt; 100)</text:p>
      <text:p text:style-name="P18">{</text:p>
      <text:p text:style-name="P19"><text:s text:c="4"/>Console.WriteLine(i);</text:p>
      <text:p text:style-name="P20"><text:s text:c="4"/>i += 3;</text:p>
      <text:p text:style-name="P21">}</text:p>
      <text:p text:style-name="First_20_paragraph">Which one of the above codes seems more efficient / easier to understand / easier to debug?</text:p>
      <text:p text:style-name="Text_20_body">Note that you do not have to increment the counter only by one each time. You should update the counter wisely and try to use it more efficiently.</text:p>
      <text:h text:style-name="Heading_20_2" text:outline-level="2"><text:bookmark-start text:name="practicing-while-loops-decrementing-counter"/>Practicing while Loops – Decrementing Counter<text:bookmark-end text:name="practicing-while-loops-decrementing-counter"/></text:h>
      <text:p text:style-name="First_20_paragraph">Create a new project and replace the content of the <text:span text:style-name="Source_Text">Main</text:span> method with the following code:</text:p>
      <text:p text:style-name="P22">int n = 100;</text:p>
      <text:p text:style-name="P23">while (n &gt; 0)</text:p>
      <text:p text:style-name="P24">{</text:p>
      <text:p text:style-name="P25"><text:s text:c="4"/>Console.WriteLine(n);</text:p>
      <text:p text:style-name="P26"><text:s text:c="4"/>n--;</text:p>
      <text:p text:style-name="P27">}</text:p>
      <text:p text:style-name="First_20_paragraph">Execute the code, and explain what you see in the console. Note that the counter is decremented, not incremented.</text:p>
      <text:h text:style-name="Heading_20_2" text:outline-level="2"><text:bookmark-start text:name="practicing-while-loops-mystery-program"/>Practicing while Loops – Mystery Program<text:bookmark-end text:name="practicing-while-loops-mystery-program"/></text:h>
      <text:p text:style-name="First_20_paragraph">Create a new project and replace the content of the <text:span text:style-name="Source_Text">Main</text:span> method with the following code:</text:p>
      <text:p text:style-name="P28">int n;</text:p>
      <text:p text:style-name="P29">Console.Write("Enter a natural number greater than 2: ");</text:p>
      <text:p text:style-name="P30">n = int.Parse(Console.ReadLine());</text:p>
      <text:p text:style-name="P31">int i = 2;</text:p>
      <text:p text:style-name="P32">while(n % i != 0 &amp;&amp; i &lt; n )</text:p>
      <text:p text:style-name="P33">{</text:p>
      <text:p text:style-name="P34"><text:s text:c="4"/>i++;</text:p>
      <text:p text:style-name="P35">}</text:p>
      <text:p text:style-name="P36">if (i == n)</text:p>
      <text:p text:style-name="P37"><text:s text:c="4"/>Console.WriteLine($"{n} is a ... number");</text:p>
      <text:p text:style-name="P38">else</text:p>
      <text:p text:style-name="P39"><text:s text:c="4"/>Console.WriteLine($"{n} is not a ... number");</text:p>
      <text:list text:style-name="L3">
        <text:list-item>
          <text:p text:style-name="P40">What does the code do? Explain the boolean expression of the loop</text:p>
        </text:list-item>
        <text:list-item>
          <text:p text:style-name="P40">Replace <text:span text:style-name="Source_Text">...</text:span> with a meaningful word.</text:p>
        </text:list-item>
      </text:list>
      <text:p text:style-name="First_20_paragraph">Solution</text:p>
      <text:list text:style-name="L4">
        <text:list-item>
          <text:p text:style-name="P41">The boolean expression uses a counter <text:span text:style-name="Source_Text">i</text:span>, whose original value is 2, and then checks if:</text:p>
          <text:list text:style-name="L5">
            <text:list-item>
              <text:p text:style-name="P42">the result of the division of <text:span text:style-name="Source_Text">n</text:span> by <text:span text:style-name="Source_Text">i</text:span> is 0 (stated differently: whether <text:span text:style-name="Source_Text">i</text:span> can divide <text:span text:style-name="Source_Text">n</text:span>),</text:p>
            </text:list-item>
            <text:list-item>
              <text:p text:style-name="P42"><text:span text:style-name="Source_Text">i</text:span> is less than <text:span text:style-name="Source_Text">n</text:span>. In other words, it tries to divide <text:span text:style-name="Source_Text">n</text:span> by all the numbers between 2 and <text:span text:style-name="Source_Text">n-1</text:span>, and exits if there is a number that divides <text:span text:style-name="Source_Text">n</text:span>.</text:p>
            </text:list-item>
          </text:list>
        </text:list-item>
        <text:list-item>
          <text:p text:style-name="P41">This program computes if the number entered by the user is prime! So, we should replace <text:span text:style-name="Source_Text">...</text:span> with “prime”!</text:p>
        </text:list-item>
      </text:list>
      <text:h text:style-name="Heading_20_2" text:outline-level="2"><text:bookmark-start text:name="practicing-while-loops-summing-user-input"/>Practicing while Loops – Summing User-Input<text:bookmark-end text:name="practicing-while-loops-summing-user-input"/></text:h>
      <text:p text:style-name="First_20_paragraph">Write a program that asks for an integer value greater than 1 from the user, and computes the result of this series: <text:span text:style-name="Source_Text">1 + 2 + 3 + 4 + ...</text:span> up to <text:span text:style-name="Source_Text">n</text:span> where <text:span text:style-name="Source_Text">n</text:span> represents the number obtained from the user.</text:p>
      <text:p text:style-name="Text_20_body">Here is an example of the desired execution, where the user input is underlined, and hitting “enter” is represented by ↵:</text:p>
      <text:p text:style-name="P43">Please enter an integer greater than 1:</text:p>
      <text:p text:style-name="P44">8̲↵</text:p>
      <text:p text:style-name="P45">The sum from 1 to your number is: 36</text:p>
      <text:p text:style-name="First_20_paragraph">And you can verify for yourself that 1+2+3+4+5+6+7+8 = 36.</text:p>
      <text:p text:style-name="Text_20_body">Solution</text:p>
      <text:p text:style-name="Text_20_body">You can look at the code under “Accumulator” at <text:a xlink:type="simple" xlink:href="https://csci-1301.github.io/book.html#vocabulary-1" office:name=""><text:span text:style-name="Definition">https://csci-1301.github.io/book.html#vocabulary-1</text:span></text:a> to get started: essentially, you need to replace the fixed value 10 with the value given by the user.</text:p>
      <text:h text:style-name="Heading_20_2" text:outline-level="2"><text:bookmark-start text:name="infinite-loops"/>Infinite Loops<text:bookmark-end text:name="infinite-loops"/></text:h>
      <text:p text:style-name="First_20_paragraph">All of the following are examples of infinite loops. Can you spot the “problem”? For each of them, suggest an edit that would make them terminate.</text:p>
      <text:p text:style-name="P46">int number = 0;</text:p>
      <text:p text:style-name="P47">while (number &lt;=5) {</text:p>
      <text:p text:style-name="P48"><text:s text:c="4"/>Console.WriteLine("Hi!");</text:p>
      <text:p text:style-name="P49"><text:s text:c="4"/>Console.WriteLine(number);</text:p>
      <text:p text:style-name="P50">}</text:p>
      <text:p text:style-name="P51">int number1 = 0, number = 0;</text:p>
      <text:p text:style-name="P52">while (number &lt;=5) {</text:p>
      <text:p text:style-name="P53"><text:s text:c="4"/>Console.WriteLine("Hi!");</text:p>
      <text:p text:style-name="P54"><text:s text:c="4"/>Console.WriteLine(number);</text:p>
      <text:p text:style-name="P55"><text:s text:c="4"/>number1++;</text:p>
      <text:p text:style-name="P56">}</text:p>
      <text:p text:style-name="P57">int number = 0;</text:p>
      <text:p text:style-name="P58">while (number &lt;=5);</text:p>
      <text:p text:style-name="P59">{</text:p>
      <text:p text:style-name="P60"><text:s text:c="4"/>Console.WriteLine("Hi!");</text:p>
      <text:p text:style-name="P61"><text:s text:c="4"/>Console.WriteLine(number);</text:p>
      <text:p text:style-name="P62"><text:s text:c="4"/>number++;</text:p>
      <text:p text:style-name="P63">}</text:p>
      <text:p text:style-name="P64">int number = 0;</text:p>
      <text:p text:style-name="P65">while (number &lt;=5)</text:p>
      <text:p text:style-name="P66">Console.WriteLine("Hi!");</text:p>
      <text:p text:style-name="P67">Console.WriteLine(number);</text:p>
      <text:p text:style-name="P68">number++;</text:p>
      <text:p text:style-name="P69">int number = 0;</text:p>
      <text:p text:style-name="P70">while (number &lt;= 5)</text:p>
      <text:p text:style-name="P71">{</text:p>
      <text:p text:style-name="P72"><text:s text:c="4"/>Console.WriteLine("Hi!");</text:p>
      <text:p text:style-name="P73"><text:s text:c="4"/>Console.WriteLine(number);</text:p>
      <text:p text:style-name="P74">}</text:p>
      <text:p text:style-name="P75">number++;</text:p>
      <text:p text:style-name="P76">int number = 0;</text:p>
      <text:p text:style-name="P77">while (number &lt;= 5)</text:p>
      <text:p text:style-name="P78">{</text:p>
      <text:p text:style-name="P79"><text:s text:c="4"/>Console.WriteLine("Hi!");</text:p>
      <text:p text:style-name="P80"><text:s text:c="4"/>number--;</text:p>
      <text:p text:style-name="P81"><text:s text:c="4"/>Console.WriteLine(number);</text:p>
      <text:p text:style-name="P82"><text:s text:c="4"/>number++;</text:p>
      <text:p text:style-name="P83">}</text:p>
      <text:h text:style-name="Heading_20_2" text:outline-level="2"><text:bookmark-start text:name="pushing-further-optional"/>Pushing Further (Optional)<text:bookmark-end text:name="pushing-further-optional"/></text:h>
      <text:p text:style-name="First_20_paragraph">Here are two advanced <text:span text:style-name="Source_Text">while</text:span> loop challenges. Try to think “off-keyboard” for a while before coding your solution, and test it extensively.</text:p>
      <text:h text:style-name="Heading_20_3" text:outline-level="3"><text:bookmark-start text:name="advanced-problem-1"/>Advanced Problem 1<text:bookmark-end text:name="advanced-problem-1"/></text:h>
      <text:p text:style-name="First_20_paragraph">Study the following program:</text:p>
      <text:p text:style-name="P84">Console.WriteLine("Enter a number to sum, or \"Done\" to stop and print the total.");</text:p>
      <text:p text:style-name="P85">string enter = Console.ReadLine();</text:p>
      <text:p text:style-name="P86">int sum = 0;</text:p>
      <text:p text:style-name="P87">while (enter != "Done")</text:p>
      <text:p text:style-name="P88">{</text:p>
      <text:p text:style-name="P89"><text:s text:c="4"/>sum += int.Parse(enter);</text:p>
      <text:p text:style-name="P90"><text:s text:c="4"/>Console.WriteLine("Enter a number to sum, or \"Done\" to stop and print the total.");</text:p>
      <text:p text:style-name="P91"><text:s text:c="4"/>enter = Console.ReadLine();</text:p>
      <text:p text:style-name="P92">}</text:p>
      <text:p text:style-name="P93">Console.WriteLine($"Your total is {sum}.");</text:p>
      <text:list text:style-name="L6">
        <text:list-item>
          <text:p text:style-name="P94">Execute it, and make sure you understand its mechanism.</text:p>
        </text:list-item>
        <text:list-item>
          <text:p text:style-name="P94">It contains a “sentinel value”: can you tell what it is?</text:p>
        </text:list-item>
        <text:list-item>
          <text:p text:style-name="P94">Write a program by taking inspiration from the previous program. Your program should ask the user to enter integers. After the user indicates they are done (by entering a sentinel value like “Done”), display the smallest value the user entered. If the user did not enter any integers, display “You did not enter anything.”</text:p>
        </text:list-item>
      </text:list>
      <text:h text:style-name="Heading_20_3" text:outline-level="3"><text:bookmark-start text:name="advanced-problem-2"/>Advanced Problem 2<text:bookmark-end text:name="advanced-problem-2"/></text:h>
      <text:p text:style-name="First_20_paragraph">Write a program that gets a number from the user and finds its biggest divisor less than the number itself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0Z</meta:creation-date>
    <dc:date>2024-08-15T18:01:50Z</dc:date>
  </office:meta>
</office:document-meta>
</file>